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aco" svg:font-family="Monaco, 'DejaVu Sans Mono', 'Bitstream Vera Sans Mono', 'Lucida Console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1ed693" officeooo:paragraph-rsid="001ed693"/>
    </style:style>
    <style:style style:name="P4" style:family="paragraph" style:parent-style-name="Standard">
      <style:text-properties officeooo:rsid="0015fc4c" officeooo:paragraph-rsid="0015fc4c"/>
    </style:style>
    <style:style style:name="P5" style:family="paragraph" style:parent-style-name="Standard">
      <style:text-properties officeooo:rsid="0015fc4c" officeooo:paragraph-rsid="0016aed2"/>
    </style:style>
    <style:style style:name="P6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7" style:family="paragraph" style:parent-style-name="Standard">
      <style:text-properties officeooo:paragraph-rsid="0015fc4c"/>
    </style:style>
    <style:style style:name="P8" style:family="paragraph" style:parent-style-name="Standard">
      <style:paragraph-properties fo:text-align="justify" style:justify-single-word="false"/>
      <style:text-properties officeooo:paragraph-rsid="0016aed2"/>
    </style:style>
    <style:style style:name="P9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variant="normal" fo:text-transform="none" fo:color="#000000" style:font-name="Monaco" fo:font-size="9pt" fo:letter-spacing="normal" fo:font-style="normal" fo:font-weight="normal" officeooo:rsid="00243dc1" officeooo:paragraph-rsid="0015fc4c"/>
    </style:style>
    <style:style style:name="P11" style:family="paragraph" style:parent-style-name="Text_20_body">
      <style:text-properties officeooo:rsid="002b1699" officeooo:paragraph-rsid="002b1699"/>
    </style:style>
    <style:style style:name="P12" style:family="paragraph" style:parent-style-name="Text_20_body" style:list-style-name="L1">
      <style:text-properties officeooo:rsid="002b1699" officeooo:paragraph-rsid="002b1699"/>
    </style:style>
    <style:style style:name="P13" style:family="paragraph" style:parent-style-name="Text_20_body" style:list-style-name="L1">
      <style:text-properties officeooo:paragraph-rsid="001817ac"/>
    </style:style>
    <style:style style:name="P14" style:family="paragraph" style:parent-style-name="Text_20_body" style:list-style-name="L1">
      <style:text-properties officeooo:paragraph-rsid="0028697e"/>
    </style:style>
    <style:style style:name="P15" style:family="paragraph" style:parent-style-name="Text_20_body" style:list-style-name="L1">
      <style:text-properties officeooo:rsid="00243dc1" officeooo:paragraph-rsid="002b1699"/>
    </style:style>
    <style:style style:name="P16" style:family="paragraph" style:parent-style-name="Text_20_body">
      <style:text-properties officeooo:rsid="002716e6" officeooo:paragraph-rsid="002716e6"/>
    </style:style>
    <style:style style:name="P17" style:family="paragraph" style:parent-style-name="Text_20_body">
      <style:paragraph-properties fo:text-align="center" style:justify-single-word="false"/>
      <style:text-properties fo:font-style="normal" fo:font-weight="normal" officeooo:paragraph-rsid="002b8caf" style:font-style-asian="normal" style:font-weight-asian="normal" style:font-style-complex="normal" style:font-weight-complex="normal"/>
    </style:style>
    <style:style style:name="T1" style:family="text">
      <style:text-properties officeooo:rsid="001e1ed6"/>
    </style:style>
    <style:style style:name="T2" style:family="text">
      <style:text-properties style:text-underline-style="none" officeooo:rsid="002716e6"/>
    </style:style>
    <style:style style:name="T3" style:family="text">
      <style:text-properties style:text-underline-style="none" officeooo:rsid="002b1699"/>
    </style:style>
    <style:style style:name="T4" style:family="text">
      <style:text-properties officeooo:rsid="00200c7f"/>
    </style:style>
    <style:style style:name="T5" style:family="text">
      <style:text-properties officeooo:rsid="00243dc1"/>
    </style:style>
    <style:style style:name="T6" style:family="text">
      <style:text-properties officeooo:rsid="002802d0"/>
    </style:style>
    <style:style style:name="T7" style:family="text">
      <style:text-properties officeooo:rsid="002b1699"/>
    </style:style>
    <style:style style:name="T8" style:family="text">
      <style:text-properties officeooo:rsid="002b8c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0"/>
      <text:p text:style-name="P7"/>
      <text:p text:style-name="P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3">Gestione Pagamenti – <text:span text:style-name="T5">Rinuncia</text:span>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3">Paolo Rossi : Direttore</text:p>
            <text:p text:style-name="P11">Marco: papà di Carmen.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1530844" text:style-name="L1">
              <text:list-item>
                <text:p text:style-name="P13"><text:span text:style-name="T4">Paolo </text:span><text:span text:style-name="T5">ha ricevuto un</text:span><text:span text:style-name="T6">a mail </text:span><text:span text:style-name="T7">da Marco, genitore di Carmen,</text:span><text:span text:style-name="T5"> </text:span><text:span text:style-name="T7">il quale richiede la rinuncia d'iscrizione di sua figlia.</text:span></text:p>
              </text:list-item>
              <text:list-item>
                <text:p text:style-name="P12">Paolo accede al sistema inserendo le credenziali.</text:p>
              </text:list-item>
              <text:list-item>
                <text:p text:style-name="P12">Paolo accede all'area per la cancellazione di un iscrizione, seleziona la bambina Carmen per la quale bisogna fare la rinuncia.</text:p>
              </text:list-item>
              <text:list-item>
                <text:p text:style-name="P15">Paolo controlla la data di sottomissione del modulo, se la richiesta è stata formulata 40 giorni prima della data effettiva di ritiro del bambino, verrà rimborsata la cauzione ai genitori.</text:p>
              </text:list-item>
              <text:list-item>
                <text:p text:style-name="P12">Paolo compila il modulo di rinuncia e la invia al sistema.</text:p>
              </text:list-item>
              <text:list-item>
                <text:p text:style-name="P14"><text:span text:style-name="T2">Il sistema </text:span><text:span text:style-name="T3">riceve la richiesta di rinuncia per Carmen e completa l'operazione cancellandola dal database e inviando un messaggio di avvenuta cancellazione a Paolo.</text:span></text:p>
              </text:list-item>
              <text:list-item>
                <text:p text:style-name="P12">Paolo riceve il messaggio di avvenuta cancellazione ed esce dal sistema.</text:p>
              </text:list-item>
            </text:list>
            <text:p text:style-name="P16"/>
          </table:table-cell>
        </table:table-row>
      </table:table>
      <text:p text:style-name="P17"><text:span text:style-name="T8">SC 10: Il direttore Paolo approva la rinuncia di papà Marco.</text:span></text:p>
      <text:p text:style-name="P2"/>
      <text:p text:style-name="P5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onaco" svg:font-family="Monaco, 'DejaVu Sans Mono', 'Bitstream Vera Sans Mono', 'Lucida Console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25T11:42:08.10</dc:date>
    <meta:editing-duration>PT30M8S</meta:editing-duration>
    <meta:editing-cycles>1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61" meta:character-count="985" meta:non-whitespace-character-count="844"/>
  </office:meta>
</office:document-meta>
</file>